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S Mincho" svg:font-family="MS Mincho" style:font-family-generic="roman" style:font-pitch="fixed" svg:panose-1="2 2 6 9 4 2 5 8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 fo:line-height="150%"/>
      <style:text-properties style:font-name-complex="Arial" fo:color="#000000"/>
    </style:style>
    <style:style style:name="P15" style:parent-style-name="Textbody" style:family="paragraph">
      <style:paragraph-properties fo:text-align="start" fo:line-height="150%"/>
      <style:text-properties style:font-name-complex="Arial" fo:color="#000000"/>
    </style:style>
    <style:style style:name="P16" style:parent-style-name="Textbody" style:family="paragraph">
      <style:paragraph-properties fo:text-align="start" fo:line-height="150%"/>
      <style:text-properties style:font-name-complex="Arial" fo:color="#000000"/>
    </style:style>
    <style:style style:name="P17" style:parent-style-name="Textbody" style:family="paragraph">
      <style:paragraph-properties fo:text-align="center" fo:line-height="150%"/>
      <style:text-properties style:font-name-complex="Arial" fo:font-weight="bold" style:font-weight-asian="bold" style:font-weight-complex="bold" fo:color="#000000" fo:font-size="10.5pt" style:font-size-asian="10.5pt" style:font-size-complex="10.5pt"/>
    </style:style>
    <style:style style:name="P18" style:parent-style-name="Textbody" style:family="paragraph">
      <style:paragraph-properties fo:text-align="start" fo:line-height="150%"/>
      <style:text-properties style:font-name-complex="Arial" fo:color="#000000" fo:font-size="10.5pt" style:font-size-asian="10.5pt" style:font-size-complex="10.5pt"/>
    </style:style>
    <style:style style:name="P19" style:parent-style-name="Textbody" style:family="paragraph">
      <style:paragraph-properties fo:text-align="start" fo:line-height="150%"/>
    </style:style>
    <style:style style:name="T20" style:parent-style-name="Fuentedepárrafopredeter." style:family="text">
      <style:text-properties style:font-name-complex="Arial" fo:color="#000000" fo:font-size="10.5pt" style:font-size-asian="10.5pt" style:font-size-complex="10.5pt"/>
    </style:style>
    <style:style style:name="T21" style:parent-style-name="Fuentedepárrafopredeter." style:family="text">
      <style:text-properties style:font-name-complex="Arial" fo:color="#000000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22" style:parent-style-name="Fuentedepárrafopredeter." style:family="text">
      <style:text-properties style:font-name-complex="Arial" fo:color="#000000" fo:font-size="10.5pt" style:font-size-asian="10.5pt" style:font-size-complex="10.5pt"/>
    </style:style>
    <style:style style:name="P23" style:parent-style-name="Textbody" style:family="paragraph">
      <style:paragraph-properties fo:text-align="start" fo:line-height="150%"/>
      <style:text-properties style:font-name-complex="Arial" fo:color="#000000" fo:font-size="10.5pt" style:font-size-asian="10.5pt" style:font-size-complex="10.5pt"/>
    </style:style>
    <style:style style:name="P24" style:parent-style-name="Textbody" style:family="paragraph">
      <style:paragraph-properties fo:line-height="150%"/>
      <style:text-properties style:font-name-complex="Arial" fo:font-size="10.5pt" style:font-size-asian="10.5pt" style:font-size-complex="10.5pt"/>
    </style:style>
    <style:style style:name="P25" style:parent-style-name="Textbody" style:family="paragraph">
      <style:paragraph-properties fo:line-height="150%" fo:text-indent="0.4916in"/>
      <style:text-properties style:font-name-complex="Arial" fo:font-size="10.5pt" style:font-size-asian="10.5pt" style:font-size-complex="10.5pt"/>
    </style:style>
    <style:style style:name="P26" style:parent-style-name="Textbody" style:family="paragraph">
      <style:paragraph-properties fo:line-height="150%" fo:text-indent="0.4916in"/>
      <style:text-properties style:font-name-complex="Arial" fo:font-size="10.5pt" style:font-size-asian="10.5pt" style:font-size-complex="10.5pt"/>
    </style:style>
    <style:style style:name="P27" style:parent-style-name="Textbody" style:family="paragraph">
      <style:paragraph-properties fo:line-height="150%" fo:text-indent="0.4916in"/>
      <style:text-properties style:font-name-complex="Arial" fo:font-size="10.5pt" style:font-size-asian="10.5pt" style:font-size-complex="10.5pt"/>
    </style:style>
    <style:style style:name="P28" style:parent-style-name="Textbody" style:family="paragraph">
      <style:paragraph-properties fo:line-height="150%" fo:text-indent="0.4916in"/>
      <style:text-properties style:font-name-complex="Arial" fo:font-size="10.5pt" style:font-size-asian="10.5pt" style:font-size-complex="10.5pt"/>
    </style:style>
    <style:style style:name="P29" style:parent-style-name="Textbody" style:family="paragraph">
      <style:paragraph-properties fo:line-height="150%" fo:text-indent="0.4916in"/>
      <style:text-properties style:font-name-complex="Arial" fo:font-size="10.5pt" style:font-size-asian="10.5pt" style:font-size-complex="10.5pt"/>
    </style:style>
    <style:style style:name="P30" style:parent-style-name="Textbody" style:family="paragraph">
      <style:paragraph-properties fo:line-height="150%" fo:text-indent="0.4916in"/>
      <style:text-properties style:font-name-complex="Arial" fo:font-size="10.5pt" style:font-size-asian="10.5pt" style:font-size-complex="10.5pt"/>
    </style:style>
    <style:style style:name="P31" style:parent-style-name="Textbody" style:family="paragraph">
      <style:paragraph-properties fo:line-height="150%" fo:text-indent="0.4916in"/>
      <style:text-properties style:font-name-complex="Arial" fo:color="#3333FF" fo:font-size="10.5pt" style:font-size-asian="10.5pt" style:font-size-complex="10.5pt"/>
    </style:style>
    <style:style style:name="P32" style:parent-style-name="Textbody" style:family="paragraph">
      <style:paragraph-properties fo:text-align="start" fo:line-height="150%"/>
    </style:style>
    <style:style style:name="T33" style:parent-style-name="Fuentedepárrafopredeter." style:family="text">
      <style:text-properties style:font-name-complex="Arial" fo:color="#000000" fo:font-size="10.5pt" style:font-size-asian="10.5pt" style:font-size-complex="10.5pt"/>
    </style:style>
    <style:style style:name="T34" style:parent-style-name="Fuentedepárrafopredeter." style:family="text">
      <style:text-properties style:font-name-complex="Arial" fo:color="#000000" fo:font-size="10.5pt" style:font-size-asian="10.5pt" style:font-size-complex="10.5pt"/>
    </style:style>
    <style:style style:name="T35" style:parent-style-name="Fuentedepárrafopredeter." style:family="text">
      <style:text-properties style:font-name-complex="Arial" fo:color="#000000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36" style:parent-style-name="Fuentedepárrafopredeter." style:family="text">
      <style:text-properties style:font-name-complex="Arial" fo:color="#000000" fo:font-size="10.5pt" style:font-size-asian="10.5pt" style:font-size-complex="10.5pt"/>
    </style:style>
    <style:style style:name="P37" style:parent-style-name="Textbody" style:family="paragraph">
      <style:paragraph-properties fo:text-align="start" fo:line-height="150%"/>
      <style:text-properties style:font-name-complex="Arial" fo:color="#000000" fo:font-size="10.5pt" style:font-size-asian="10.5pt" style:font-size-complex="10.5pt"/>
    </style:style>
    <style:style style:name="P38" style:parent-style-name="Textbody" style:family="paragraph">
      <style:paragraph-properties fo:line-height="150%" fo:margin-left="0.4916in">
        <style:tab-stops/>
      </style:paragraph-properties>
      <style:text-properties style:font-name-complex="Arial" fo:font-size="10.5pt" style:font-size-asian="10.5pt" style:font-size-complex="10.5pt"/>
    </style:style>
    <style:style style:name="P39" style:parent-style-name="Textbody" style:family="paragraph">
      <style:paragraph-properties fo:line-height="150%" fo:margin-left="0.4916in">
        <style:tab-stops/>
      </style:paragraph-properties>
      <style:text-properties style:font-name-complex="Arial" fo:font-size="10.5pt" style:font-size-asian="10.5pt" style:font-size-complex="10.5pt"/>
    </style:style>
    <style:style style:name="P40" style:parent-style-name="Textbody" style:family="paragraph">
      <style:paragraph-properties fo:line-height="150%" fo:margin-left="0.4916in">
        <style:tab-stops/>
      </style:paragraph-properties>
      <style:text-properties style:font-name-complex="Arial" fo:font-size="10.5pt" style:font-size-asian="10.5pt" style:font-size-complex="10.5pt"/>
    </style:style>
    <style:style style:name="P41" style:parent-style-name="Textbody" style:family="paragraph">
      <style:paragraph-properties fo:line-height="150%" fo:margin-left="0.4916in">
        <style:tab-stops/>
      </style:paragraph-properties>
      <style:text-properties style:font-name-complex="Arial" fo:font-size="10.5pt" style:font-size-asian="10.5pt" style:font-size-complex="10.5pt"/>
    </style:style>
    <style:style style:name="P42" style:parent-style-name="Textbody" style:family="paragraph">
      <style:paragraph-properties fo:text-align="start" fo:line-height="150%" fo:margin-left="0.4916in">
        <style:tab-stops/>
      </style:paragraph-properties>
      <style:text-properties style:font-name-complex="Arial" fo:font-size="10.5pt" style:font-size-asian="10.5pt" style:font-size-complex="10.5pt"/>
    </style:style>
    <style:style style:name="P43" style:parent-style-name="Textbody" style:family="paragraph">
      <style:paragraph-properties fo:text-align="start" fo:line-height="150%"/>
      <style:text-properties style:font-name-complex="Arial" fo:color="#000000" fo:font-size="10.5pt" style:font-size-asian="10.5pt" style:font-size-complex="10.5pt"/>
    </style:style>
    <style:style style:name="P44" style:parent-style-name="Textbody" style:family="paragraph">
      <style:paragraph-properties fo:text-align="start" fo:line-height="150%"/>
      <style:text-properties style:font-name-complex="Arial" fo:color="#000000" fo:font-size="10.5pt" style:font-size-asian="10.5pt" style:font-size-complex="10.5pt"/>
    </style:style>
    <style:style style:name="P45" style:parent-style-name="Textbody" style:family="paragraph">
      <style:paragraph-properties fo:text-align="start" fo:line-height="150%"/>
    </style:style>
    <style:style style:name="T46" style:parent-style-name="Fuentedepárrafopredeter." style:family="text">
      <style:text-properties style:font-name-complex="Arial" fo:color="#000000" fo:font-size="10.5pt" style:font-size-asian="10.5pt" style:font-size-complex="10.5pt"/>
    </style:style>
    <style:style style:name="T47" style:parent-style-name="Fuentedepárrafopredeter." style:family="text">
      <style:text-properties style:font-name-complex="Arial" fo:color="#000000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48" style:parent-style-name="Fuentedepárrafopredeter." style:family="text">
      <style:text-properties style:font-name-complex="Arial" fo:color="#000000" fo:font-size="10.5pt" style:font-size-asian="10.5pt" style:font-size-complex="10.5pt"/>
    </style:style>
    <style:style style:name="P49" style:parent-style-name="Textbody" style:family="paragraph">
      <style:paragraph-properties fo:text-align="start" fo:line-height="150%"/>
      <style:text-properties style:font-name-complex="Arial" fo:color="#3333FF" fo:font-size="10.5pt" style:font-size-asian="10.5pt" style:font-size-complex="10.5pt"/>
    </style:style>
    <style:style style:name="P50" style:parent-style-name="Textbody" style:family="paragraph">
      <style:paragraph-properties fo:line-height="150%" fo:margin-left="0.4916in">
        <style:tab-stops/>
      </style:paragraph-properties>
      <style:text-properties style:font-name-complex="Arial" fo:font-size="10.5pt" style:font-size-asian="10.5pt" style:font-size-complex="10.5pt"/>
    </style:style>
    <style:style style:name="P51" style:parent-style-name="Textbody" style:family="paragraph">
      <style:paragraph-properties fo:line-height="150%" fo:margin-left="0.4916in">
        <style:tab-stops/>
      </style:paragraph-properties>
      <style:text-properties style:font-name-complex="Arial" fo:font-size="10.5pt" style:font-size-asian="10.5pt" style:font-size-complex="10.5pt"/>
    </style:style>
    <style:style style:name="P52" style:parent-style-name="Textbody" style:family="paragraph">
      <style:paragraph-properties fo:line-height="150%" fo:margin-left="0.4916in">
        <style:tab-stops/>
      </style:paragraph-properties>
      <style:text-properties style:font-name-complex="Arial" fo:font-size="10.5pt" style:font-size-asian="10.5pt" style:font-size-complex="10.5pt"/>
    </style:style>
    <style:style style:name="P53" style:parent-style-name="Textbody" style:family="paragraph">
      <style:paragraph-properties fo:text-align="start" fo:line-height="150%" fo:margin-left="0.4916in">
        <style:tab-stops/>
      </style:paragraph-properties>
      <style:text-properties style:font-name-complex="Arial" fo:font-size="10.5pt" style:font-size-asian="10.5pt" style:font-size-complex="10.5pt"/>
    </style:style>
    <style:style style:name="P54" style:parent-style-name="Textbody" style:family="paragraph">
      <style:paragraph-properties fo:text-align="start" fo:line-height="150%" fo:margin-left="0.4916in">
        <style:tab-stops/>
      </style:paragraph-properties>
      <style:text-properties style:font-name-complex="Arial" fo:font-size="10.5pt" style:font-size-asian="10.5pt" style:font-size-complex="10.5pt"/>
    </style:style>
    <style:style style:name="P55" style:parent-style-name="Textbody" style:family="paragraph">
      <style:paragraph-properties fo:text-align="start" fo:line-height="150%"/>
      <style:text-properties style:font-name-complex="Arial" fo:color="#000000" fo:font-size="10.5pt" style:font-size-asian="10.5pt" style:font-size-complex="10.5pt"/>
    </style:style>
    <style:style style:name="P56" style:parent-style-name="Textbody" style:family="paragraph">
      <style:paragraph-properties fo:text-align="start" fo:line-height="150%"/>
      <style:text-properties style:font-name-complex="Arial" fo:color="#000000" fo:font-size="10.5pt" style:font-size-asian="10.5pt" style:font-size-complex="10.5pt"/>
    </style:style>
    <style:style style:name="P57" style:parent-style-name="Textbody" style:family="paragraph">
      <style:paragraph-properties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58" style:parent-style-name="Textbody" style:family="paragraph">
      <style:paragraph-properties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59" style:parent-style-name="Textbody" style:family="paragraph">
      <style:paragraph-properties fo:text-align="start"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60" style:parent-style-name="Textbody" style:family="paragraph">
      <style:paragraph-properties fo:text-align="start"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61" style:parent-style-name="Textbody" style:family="paragraph">
      <style:paragraph-properties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62" style:parent-style-name="Textbody" style:family="paragraph">
      <style:paragraph-properties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63" style:parent-style-name="Textbody" style:family="paragraph">
      <style:paragraph-properties fo:text-align="start"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64" style:parent-style-name="Textbody" style:family="paragraph">
      <style:paragraph-properties fo:text-align="start" fo:line-height="150%" fo:margin-left="0.4916in">
        <style:tab-stops/>
      </style:paragraph-properties>
      <style:text-properties style:font-name-complex="Arial" fo:color="#000000" fo:font-size="10.5pt" style:font-size-asian="10.5pt" style:font-size-complex="10.5pt"/>
    </style:style>
    <style:style style:name="P65" style:parent-style-name="Textbody" style:family="paragraph">
      <style:paragraph-properties fo:text-align="start" fo:line-height="150%"/>
      <style:text-properties style:font-name-complex="Arial" fo:font-size="10.5pt" style:font-size-asian="10.5pt" style:font-size-complex="10.5pt"/>
    </style:style>
    <style:style style:name="P66" style:parent-style-name="Textbody" style:family="paragraph">
      <style:paragraph-properties fo:text-align="start" fo:line-height="150%"/>
      <style:text-properties style:font-name-complex="Arial" fo:font-size="10.5pt" style:font-size-asian="10.5pt" style:font-size-complex="10.5pt"/>
    </style:style>
    <style:style style:name="P67" style:parent-style-name="Textbody" style:family="paragraph">
      <style:paragraph-properties fo:line-height="150%" fo:margin-left="0.4916in">
        <style:tab-stops/>
      </style:paragraph-properties>
      <style:text-properties style:font-name-complex="Arial" fo:font-size="10.5pt" style:font-size-asian="10.5pt" style:font-size-complex="10.5pt"/>
    </style:style>
    <style:style style:name="P68" style:parent-style-name="Textbody" style:family="paragraph">
      <style:paragraph-properties fo:line-height="150%" fo:margin-left="0.4916in">
        <style:tab-stops/>
      </style:paragraph-properties>
      <style:text-properties style:font-name-complex="Arial" fo:font-size="10.5pt" style:font-size-asian="10.5pt" style:font-size-complex="10.5pt"/>
    </style:style>
    <style:style style:name="P69" style:parent-style-name="Textbody" style:family="paragraph">
      <style:paragraph-properties fo:text-align="start" fo:line-height="150%" fo:margin-left="0.4916in">
        <style:tab-stops/>
      </style:paragraph-properties>
    </style:style>
    <style:style style:name="T70" style:parent-style-name="Fuentedepárrafopredeter." style:family="text">
      <style:text-properties style:font-name-complex="Arial" fo:font-size="10.5pt" style:font-size-asian="10.5pt" style:font-size-complex="10.5pt"/>
    </style:style>
  </office:automatic-styles>
  <office:body>
    <office:text text:use-soft-page-breaks="true">
      <text:p text:style-name="P1"/>
      <text:p text:style-name="P15">Descarregueu l'XML dit «mondial.xml» que teniu disponible al curs moodle. Obriu-lo amb el vostre editor de XQuery preferit i feu-li una ullada per tenir idea de la seva estructura.</text:p>
      <text:p text:style-name="P16"/>
      <text:p text:style-name="P17">CONSULTES XQUERY</text:p>
      <text:p text:style-name="P18"/>
      <text:p text:style-name="P19"><text:span text:style-name="T20">1. Llisteu<text:s/></text:span><text:span text:style-name="T21">el número</text:span><text:span text:style-name="T22"><text:s/>de ciutats espanyoles (element «city»).</text:span></text:p>
      <text:p text:style-name="P23"/>
      <text:p text:style-name="P24"><text:tab/>count(for $var in //city</text:p>
      <text:p text:style-name="P25">where $var/../../@name='Spain'</text:p>
      <text:p text:style-name="P26">return $var/name)</text:p>
      <text:p text:style-name="P27"/>
      <text:p text:style-name="P28">count(for $var in //city</text:p>
      <text:p text:style-name="P29">where $var/@country='f0_385'</text:p>
      <text:p text:style-name="P30">return $var)</text:p>
      <text:p text:style-name="P31"/>
      <text:p text:style-name="P32"><text:span text:style-name="T33">2</text:span><text:span text:style-name="T34">. Llisteu per ordre alfabètic<text:s/></text:span><text:span text:style-name="T35">el nom<text:s/></text:span><text:span text:style-name="T36">de totes les illes (element &lt;island&gt;) espanyoles («Spain»). Es valorarà que a la consulta no aparegui la cadena de caràcters «f0_385».</text:span></text:p>
      <text:p text:style-name="P37"/>
      <text:p text:style-name="P38">let $spain:= mondial/country[name="Spain"]/@id</text:p>
      <text:p text:style-name="P39">for $var in mondial/island</text:p>
      <text:p text:style-name="P40">where $var/located/@country = $spain</text:p>
      <text:p text:style-name="P41">order by $var/@name</text:p>
      <text:p text:style-name="P42">return data($var/@name)</text:p>
      <text:p text:style-name="P43"/>
      <text:p text:style-name="P44"/>
      <text:p text:style-name="P45"><text:span text:style-name="T46">3. Llisteu<text:s/></text:span><text:span text:style-name="T47">el nom</text:span><text:span text:style-name="T48"><text:s/>de les regions espanyoles(element «province») banyades pel mar mediterrani («Mediterranean Sea»). A la consulta es permet utilitzar el codi de país de Spain, el qual és «f0_385».</text:span></text:p>
      <text:p text:style-name="P49"/>
      <text:p text:style-name="P50">let $sea := //sea[@name='Mediterranean Sea']/located/@province</text:p>
      <text:p text:style-name="P51">for $var in /mondial/country/province</text:p>
      <text:p text:style-name="P52">where $var/@country = "f0_385" and $var/@id = $sea</text:p>
      <text:p text:style-name="P53">return $var/@name</text:p>
      <text:p text:style-name="P54"/>
      <text:soft-page-break/>
      <text:p text:style-name="P55">4. Llisteu el nom dels llacs (element «lake»), que pertanyen a 2 o més països diferents.</text:p>
      <text:p text:style-name="P56"/>
      <text:p text:style-name="P57">for $var in /mondial/lake</text:p>
      <text:p text:style-name="P58">where count($var/located)&gt;1 and $var/located/@country != $var/located/@country</text:p>
      <text:p text:style-name="P59">return data($var/@name)</text:p>
      <text:p text:style-name="P60"/>
      <text:p text:style-name="P61">for $var in /mondial/lake</text:p>
      <text:p text:style-name="P62">where count(distinct-values($var/located/@country))&gt;1</text:p>
      <text:p text:style-name="P63">return data($var/@name)</text:p>
      <text:p text:style-name="P64"/>
      <text:p text:style-name="P65">5. Llisteu el nom del països que tenen més d’una religió però com a mínim una és la musulmana ‘Muslim’.</text:p>
      <text:p text:style-name="P66"/>
      <text:p text:style-name="P67">for $var in /mondial/country</text:p>
      <text:p text:style-name="P68">where count($var/religions)&gt;1 and $var/religions='Muslim'</text:p>
      <text:p text:style-name="P69"><text:span text:style-name="T70">return data($var/name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S Mincho" svg:font-family="MS Mincho" style:font-family-generic="roman" style:font-pitch="fixed" svg:panose-1="2 2 6 9 4 2 5 8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/>
      <style:text-properties fo:font-weight="bold" style:font-weight-asian="bold" style:font-weight-complex="bold" fo:font-size="14pt" style:font-size-asian="14pt" style:text-underline-type="single" style:text-underline-style="solid" style:text-underline-width="auto" style:text-underline-mode="continuous" fo:language="es" fo:country="ES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-asian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language="es" fo:country="ES" fo:hyphenate="false"/>
    </style:style>
    <style:style style:name="Título3" style:display-name="Título 3" style:family="paragraph" style:parent-style-name="Encabezado" style:next-style-name="Textbody" style:default-outline-level="3">
      <style:text-properties style:font-name="Times New Roman" style:font-name-asian="Lucida Sans Unicode" style:font-name-complex="Tahoma" fo:font-weight="bold" style:font-weight-asian="bold" style:font-weight-complex="bold" fo:font-size="14pt" style:font-size-asian="14pt" style:font-size-complex="14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/>
      <style:text-properties fo:font-weight="bold" style:font-weight-asian="bold" fo:font-size="10pt" style:font-size-asian="1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Arial" style:font-name-asian="Times New Roman" style:font-name-complex="Times New Roman" fo:hyphenate="false"/>
    </style:style>
    <style:style style:name="Textbody" style:display-name="Text body" style:family="paragraph" style:parent-style-name="Standard">
      <style:paragraph-properties fo:text-align="justify"/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Mincho" style:font-name-complex="Tahoma" fo:font-size="14pt" style:font-size-asian="14pt" style:font-size-complex="14pt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Footnote" style:display-name="Footnote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Puesto" style:display-name="Puesto" style:family="paragraph" style:parent-style-name="Standard" style:next-style-name="Subtítulo">
      <style:paragraph-properties fo:text-align="center"/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 fo:language="es" fo:country="ES" fo:hyphenate="false"/>
    </style:style>
    <style:style style:name="Subtítulo" style:display-name="Subtítulo" style:family="paragraph" style:parent-style-name="Encabezado" style:next-style-name="Textbody">
      <style:paragraph-properties fo:text-align="center"/>
      <style:text-properties fo:font-style="italic" style:font-style-asian="italic" style:font-style-complex="italic" fo:font-size="14pt" style:font-size-asian="14pt" style:font-size-complex="14pt" fo:hyphenate="false"/>
    </style:style>
    <style:style style:name="Epígrafe" style:display-name="Epígrafe" style:family="paragraph" style:parent-style-name="Standard" style:next-style-name="Standard">
      <style:text-properties fo:font-weight="bold" style:font-weight-asian="bold" style:font-weight-complex="bold" fo:font-size="10pt" style:font-size-asian="10pt" style:font-size-complex="10pt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>
      <style:text-properties style:font-name="Symbol" style:font-name-asian="Symbol" style:font-name-complex="Symbol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5z1" style:display-name="WW8Num5z1" style:family="text">
      <style:text-properties style:font-name="Symbol" style:font-name-asian="Symbol" style:font-name-complex="Symbol"/>
    </style:style>
    <style:style style:name="WW8Num7z0" style:display-name="WW8Num7z0" style:family="text">
      <style:text-properties style:font-name="Times New Roman" style:font-name-asian="Times New Roman" style:font-name-complex="Times New Roman"/>
    </style:style>
    <style:style style:name="WW8Num7z1" style:display-name="WW8Num7z1" style:family="text">
      <style:text-properties style:font-name="Symbol" style:font-name-asian="Symbol" style:font-name-complex="Symbol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7z4" style:display-name="WW8Num7z4" style:family="text">
      <style:text-properties style:font-name="Courier New" style:font-name-asian="Courier New" style:font-name-complex="Courier New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4" style:display-name="WW8Num9z4" style:family="text">
      <style:text-properties style:font-name="Arial" style:font-name-asian="Times New Roman" style:font-name-complex="Arial"/>
    </style:style>
    <style:style style:name="WW8Num11z0" style:display-name="WW8Num11z0" style:family="text">
      <style:text-properties style:font-name="Symbol" style:font-name-asian="Symbol" style:font-name-complex="Symbol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2" style:display-name="WW8Num11z2" style:family="text">
      <style:text-properties style:font-name="Wingdings" style:font-name-asian="Wingdings" style:font-name-complex="Wingdings"/>
    </style:style>
    <style:style style:name="WW8Num13z0" style:display-name="WW8Num13z0" style:family="text">
      <style:text-properties style:font-name="Symbol" style:font-name-asian="Symbol" style:font-name-complex="Symbol"/>
    </style:style>
    <style:style style:name="WW8Num13z1" style:display-name="WW8Num13z1" style:family="text">
      <style:text-properties style:font-name="Courier New" style:font-name-asian="Courier New" style:font-name-complex="Courier New"/>
    </style:style>
    <style:style style:name="WW8Num13z2" style:display-name="WW8Num13z2" style:family="text">
      <style:text-properties style:font-name="Wingdings" style:font-name-asian="Wingdings" style:font-name-complex="Wingdings"/>
    </style:style>
    <style:style style:name="WW8Num14z1" style:display-name="WW8Num14z1" style:family="text">
      <style:text-properties style:font-name="Symbol" style:font-name-asian="Symbol" style:font-name-complex="Symbol"/>
    </style:style>
    <style:style style:name="WW8Num15z0" style:display-name="WW8Num15z0" style:family="text">
      <style:text-properties style:font-name="Symbol" style:font-name-asian="Symbol" style:font-name-complex="Symbol"/>
    </style:style>
    <style:style style:name="WW8Num15z2" style:display-name="WW8Num15z2" style:family="text">
      <style:text-properties style:font-name="Wingdings" style:font-name-asian="Wingdings" style:font-name-complex="Wingdings"/>
    </style:style>
    <style:style style:name="WW8Num15z4" style:display-name="WW8Num15z4" style:family="text">
      <style:text-properties style:font-name="Courier New" style:font-name-asian="Courier New" style:font-name-complex="Courier New"/>
    </style:style>
    <style:style style:name="WW8Num16z4" style:display-name="WW8Num16z4" style:family="text">
      <style:text-properties style:font-name="Arial" style:font-name-asian="Times New Roman" style:font-name-complex="Arial"/>
    </style:style>
    <style:style style:name="WW8Num20z0" style:display-name="WW8Num20z0" style:family="text">
      <style:text-properties style:font-name="Symbol" style:font-name-asian="Symbol" style:font-name-complex="Symbol"/>
    </style:style>
    <style:style style:name="WW8Num20z1" style:display-name="WW8Num20z1" style:family="text">
      <style:text-properties style:font-name="Courier New" style:font-name-asian="Courier New" style:font-name-complex="Courier New"/>
    </style:style>
    <style:style style:name="WW8Num20z2" style:display-name="WW8Num20z2" style:family="text">
      <style:text-properties style:font-name="Wingdings" style:font-name-asian="Wingdings" style:font-name-complex="Wingdings"/>
    </style:style>
    <style:style style:name="WW8Num24z0" style:display-name="WW8Num24z0" style:family="text">
      <style:text-properties style:font-name="Symbol" style:font-name-asian="Symbol" style:font-name-complex="Symbol" fo:color="#000000"/>
    </style:style>
    <style:style style:name="WW8Num24z1" style:display-name="WW8Num24z1" style:family="text">
      <style:text-properties style:font-name="Courier New" style:font-name-asian="Courier New" style:font-name-complex="Courier New"/>
    </style:style>
    <style:style style:name="WW8Num24z2" style:display-name="WW8Num24z2" style:family="text">
      <style:text-properties style:font-name="Wingdings" style:font-name-asian="Wingdings" style:font-name-complex="Wingdings"/>
    </style:style>
    <style:style style:name="WW8Num24z3" style:display-name="WW8Num24z3" style:family="text">
      <style:text-properties style:font-name="Symbol" style:font-name-asian="Symbol" style:font-name-complex="Symbol"/>
    </style:style>
    <style:style style:name="WW8Num29z1" style:display-name="WW8Num29z1" style:family="text">
      <style:text-properties style:font-name="Symbol" style:font-name-asian="Symbol" style:font-name-complex="Symbol"/>
    </style:style>
    <style:style style:name="WW8Num29z2" style:display-name="WW8Num29z2" style:family="text">
      <style:text-properties style:font-name="Symbol" style:font-name-asian="Symbol" style:font-name-complex="Symbol" style:text-outline="false" fo:color="#000000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ACRONYM" style:display-name="ACRONYM" style:family="tex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text:list-style style:name="WW8Num2" style:display-name="WW8Num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</text:list-style>
    <text:list-style style:name="WW8Num3" style:display-name="WW8Num3">
      <text:list-level-style-number text:level="1" style:num-suffix=".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5LVL2" style:family="text">
      <style:text-properties style:font-name="Symbol"/>
    </style:style>
    <text:list-style style:name="WW8Num5" style:display-name="WW8Num5">
      <text:list-level-style-number text:level="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5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7LVL1" style:family="text">
      <style:text-properties style:font-name="Times New Roman" style:font-name-asian="Times New Roman" style:font-name-complex="Times New Roman"/>
    </style:style>
    <style:style style:name="WW_CharLFO7LVL2" style:family="text">
      <style:text-properties style:font-name="Symbol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text:list-style style:name="WW8Num7" style:display-name="WW8Num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7LVL2" text:bullet-char="">
        <style:list-level-properties text:space-before="0.75in" text:min-label-width="0.3562in" text:list-level-position-and-space-mode="label-alignment">
          <style:list-level-label-alignment text:label-followed-by="listtab" fo:margin-left="1.1062in" fo:text-indent="-0.3562in"/>
        </style:list-level-properties>
        <style:text-properties style:font-name="Symbol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8" style:display-name="WW8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9LVL1" style:family="text">
      <style:text-properties style:font-name="Symbol"/>
    </style:style>
    <style:style style:name="WW_CharLFO9LVL5" style:family="text">
      <style:text-properties style:font-name="Arial" style:font-name-asian="Times New Roman" style:font-name-complex="Arial"/>
    </style:style>
    <text:list-style style:name="WW8Num9" style:display-name="WW8Num9">
      <text:list-level-style-bullet text:level="1" text:style-name="WW_CharLFO9LVL1" text:bullet-char="">
        <style:list-level-properties text:space-before="0.25in" text:min-label-width="0.3562in" text:list-level-position-and-space-mode="label-alignment">
          <style:list-level-label-alignment text:label-followed-by="listtab" fo:margin-left="0.6062in" fo:text-indent="-0.3562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in" text:min-label-width="0.7638in" text:list-level-position-and-space-mode="label-alignment">
          <style:list-level-label-alignment text:label-followed-by="listtab" fo:margin-left="0.7638in" fo:text-indent="-0.7638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125in" text:list-level-position-and-space-mode="label-alignment">
          <style:list-level-label-alignment text:label-followed-by="listtab" fo:margin-left="1.125in" fo:text-indent="-1.125in"/>
        </style:list-level-properties>
      </text:list-level-style-number>
      <text:list-level-style-number text:level="4" style:num-suffix=".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bullet text:level="5" text:style-name="WW_CharLFO9LVL5" text:bullet-char="-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  <style:text-properties style:font-name="Arial"/>
      </text:list-level-style-bullet>
      <text:list-level-style-number text:level="6" style:num-suffix="." style:num-format="i">
        <style:list-level-properties fo:text-align="end" text:space-before="0in" text:min-label-width="2.625in" text:list-level-position-and-space-mode="label-alignment">
          <style:list-level-label-alignment text:label-followed-by="listtab" fo:margin-left="2.625in" fo:text-indent="-2.625in"/>
        </style:list-level-properties>
      </text:list-level-style-number>
      <text:list-level-style-number text:level="7" style:num-suffix="." style:num-format="1">
        <style:list-level-properties text:space-before="2.875in" text:min-label-width="0.25in" text:list-level-position-and-space-mode="label-alignment">
          <style:list-level-label-alignment text:label-followed-by="listtab" fo:margin-left="3.1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125in" text:list-level-position-and-space-mode="label-alignment">
          <style:list-level-label-alignment text:label-followed-by="listtab" fo:margin-left="4.125in" fo:text-indent="-4.125in"/>
        </style:list-level-properties>
      </text:list-level-style-number>
    </text:list-style>
    <text:list-style style:name="WW8Num10" style:display-name="WW8Num1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8Num11" style:display-name="WW8Num11">
      <text:list-level-style-bullet text:level="1" text:style-name="WW_CharLFO11LVL1" text:bullet-char="">
        <style:list-level-properties text:space-before="0in" text:min-label-width="0.3562in" text:list-level-position-and-space-mode="label-alignment">
          <style:list-level-label-alignment text:label-followed-by="listtab" fo:margin-left="0.3562in" fo:text-indent="-0.3562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3562in" text:min-label-width="0.25in" text:list-level-position-and-space-mode="label-alignment">
          <style:list-level-label-alignment text:label-followed-by="listtab" fo:margin-left="0.6062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0.8562in" text:min-label-width="0.25in" text:list-level-position-and-space-mode="label-alignment">
          <style:list-level-label-alignment text:label-followed-by="listtab" fo:margin-left="1.106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3562in" text:min-label-width="0.25in" text:list-level-position-and-space-mode="label-alignment">
          <style:list-level-label-alignment text:label-followed-by="listtab" fo:margin-left="1.606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1.8562in" text:min-label-width="0.25in" text:list-level-position-and-space-mode="label-alignment">
          <style:list-level-label-alignment text:label-followed-by="listtab" fo:margin-left="2.1062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3562in" text:min-label-width="0.25in" text:list-level-position-and-space-mode="label-alignment">
          <style:list-level-label-alignment text:label-followed-by="listtab" fo:margin-left="2.6062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2.8562in" text:min-label-width="0.25in" text:list-level-position-and-space-mode="label-alignment">
          <style:list-level-label-alignment text:label-followed-by="listtab" fo:margin-left="3.1062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3562in" text:min-label-width="0.25in" text:list-level-position-and-space-mode="label-alignment">
          <style:list-level-label-alignment text:label-followed-by="listtab" fo:margin-left="3.6062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3.8562in" text:min-label-width="0.25in" text:list-level-position-and-space-mode="label-alignment">
          <style:list-level-label-alignment text:label-followed-by="listtab" fo:margin-left="4.1062in" fo:text-indent="-0.25in"/>
        </style:list-level-properties>
        <style:text-properties style:font-name="Wingdings"/>
      </text:list-level-style-bullet>
    </text:list-style>
    <text:list-style style:name="WW8Num12" style:display-name="WW8Num1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text:list-style style:name="WW8Num13" style:display-name="WW8Num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LVL2" style:family="text">
      <style:text-properties style:font-name="Symbol"/>
    </style:style>
    <text:list-style style:name="WW8Num14" style:display-name="WW8Num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4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</text:list-level-style-number>
    </text:list-style>
    <style:style style:name="WW_CharLFO15LVL1" style:family="text">
      <style:text-properties style:font-name="Symbol"/>
    </style:style>
    <style:style style:name="WW_CharLFO15LVL2" style:family="text">
      <style:text-properties style:font-name="Symbol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text:list-style style:name="WW8Num15" style:display-name="WW8Num15">
      <text:list-level-style-bullet text:level="1" text:style-name="WW_CharLFO15LVL1" text:bullet-char="">
        <style:list-level-properties text:space-before="0.25in" text:min-label-width="0.3562in" text:list-level-position-and-space-mode="label-alignment">
          <style:list-level-label-alignment text:label-followed-by="listtab" fo:margin-left="0.6062in" fo:text-indent="-0.3562in"/>
        </style:list-level-properties>
        <style:text-properties style:font-name="Symbol"/>
      </text:list-level-style-bullet>
      <text:list-level-style-bullet text:level="2" text:style-name="WW_CharLFO15LVL2" text:bullet-char="">
        <style:list-level-properties text:space-before="0.75in" text:min-label-width="0.3562in" text:list-level-position-and-space-mode="label-alignment">
          <style:list-level-label-alignment text:label-followed-by="listtab" fo:margin-left="1.1062in" fo:text-indent="-0.3562in"/>
        </style:list-level-properties>
        <style:text-properties style:font-name="Symbol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6LVL5" style:family="text">
      <style:text-properties style:font-name="Arial" style:font-name-asian="Times New Roman" style:font-name-complex="Arial"/>
    </style:style>
    <text:list-style style:name="WW8Num16" style:display-name="WW8Num16">
      <text:list-level-style-number text:level="1" style:num-suffix="." style:num-format="1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2361in" text:min-label-width="0.2361in" text:list-level-position-and-space-mode="label-alignment">
          <style:list-level-label-alignment text:label-followed-by="listtab" fo:margin-left="0.4722in" fo:text-indent="-0.2361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bullet text:level="5" text:style-name="WW_CharLFO16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17" style:display-name="WW8Num1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18" style:display-name="WW8Num18">
      <text:list-level-style-number text:level="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</text:list-level-style-number>
    </text:list-style>
    <text:list-style style:name="WW8Num19" style:display-name="WW8Num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text:list-style style:name="WW8Num20" style:display-name="WW8Num2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7" style:display-name="WW8Num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</text:list-level-style-number>
    </text:list-style>
    <text:list-style style:name="WW8Num28" style:display-name="WW8Num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</text:list-level-style-number>
    </text:list-style>
    <style:style style:name="WW_CharLFO23LVL1" style:family="text">
      <style:text-properties style:font-name="Symbol" fo:color="#000000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text:list-style style:name="WW8Num24" style:display-name="WW8Num24">
      <text:list-level-style-bullet text:level="1" text:style-name="WW_CharLFO23LVL1" text:bullet-char="">
        <style:list-level-properties text:space-before="0.2562in" text:min-label-width="0.2562in" text:list-level-position-and-space-mode="label-alignment">
          <style:list-level-label-alignment text:label-followed-by="listtab" fo:margin-left="0.5125in" fo:text-indent="-0.2562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Symbol" style:text-outline="false" fo:color="#000000"/>
    </style:style>
    <text:list-style style:name="WW8Num29" style:display-name="WW8Num29">
      <text:list-level-style-number text:level="1" style:num-suffix=")" style:num-format="a" style:num-letter-sync="true">
        <style:list-level-properties text:space-before="0.2562in" text:min-label-width="0.3506in" text:list-level-position-and-space-mode="label-alignment">
          <style:list-level-label-alignment text:label-followed-by="listtab" fo:margin-left="0.6069in" fo:text-indent="-0.3506in"/>
        </style:list-level-properties>
      </text:list-level-style-number>
      <text:list-level-style-bullet text:level="2" text:style-name="WW_CharLFO24LVL2" text:bullet-char="•">
        <style:list-level-properties text:space-before="0.2562in" text:min-label-width="0.2562in" text:list-level-position-and-space-mode="label-alignment">
          <style:list-level-label-alignment text:label-followed-by="listtab" fo:margin-left="0.5125in" fo:text-indent="-0.2562in"/>
        </style:list-level-properties>
        <style:text-properties style:font-name="OpenSymbol"/>
      </text:list-level-style-bullet>
      <text:list-level-style-bullet text:level="3" text:style-name="WW_CharLFO24LVL3" text:bullet-char="">
        <style:list-level-properties text:space-before="1.125in" text:min-label-width="0.2756in" text:list-level-position-and-space-mode="label-alignment">
          <style:list-level-label-alignment text:label-followed-by="listtab" fo:margin-left="1.4006in" fo:text-indent="-0.2756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</text:list-level-style-number>
    </text:list-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text:list-style style:name="WW8Num30" style:display-name="WW8Num30">
      <text:list-level-style-number text:level="1" style:num-prefix=" " style:num-suffix="." style:num-format="1">
        <style:list-level-properties text:space-before="0in" text:min-label-width="0.3152in" text:list-level-position-and-space-mode="label-alignment">
          <style:list-level-label-alignment text:label-followed-by="listtab" fo:margin-left="0.3152in" fo:text-indent="-0.3152in"/>
        </style:list-level-properties>
      </text:list-level-style-number>
      <text:list-level-style-number text:level="2" style:num-prefix=" " style:num-suffix=")" style:num-format="a" style:num-letter-sync="true">
        <style:list-level-properties text:space-before="0.3152in" text:min-label-width="0.2361in" text:list-level-position-and-space-mode="label-alignment">
          <style:list-level-label-alignment text:label-followed-by="listtab" fo:margin-left="0.5513in" fo:text-indent="-0.2361in"/>
        </style:list-level-properties>
      </text:list-level-style-number>
      <text:list-level-style-bullet text:level="3" text:style-name="WW_CharLFO25LVL3" text:bullet-char="•">
        <style:list-level-properties text:space-before="0.5513in" text:min-label-width="0.1576in" text:list-level-position-and-space-mode="label-alignment">
          <style:list-level-label-alignment text:label-followed-by="listtab" fo:margin-left="0.709in" fo:text-indent="-0.1576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0.7083in" text:min-label-width="0.1576in" text:list-level-position-and-space-mode="label-alignment">
          <style:list-level-label-alignment text:label-followed-by="listtab" fo:margin-left="0.8659in" fo:text-indent="-0.1576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  <style:text-properties style:font-name="OpenSymbol"/>
      </text:list-level-style-bullet>
    </text:list-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4923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7in"/>
      </style:footer-style>
    </style:page-layout>
    <style:style style:name="TableColumn3" style:family="table-column">
      <style:table-column-properties style:column-width="1.3583in" style:use-optimal-column-width="false"/>
    </style:style>
    <style:style style:name="TableColumn4" style:family="table-column">
      <style:table-column-properties style:column-width="4.0562in" style:use-optimal-column-width="false"/>
    </style:style>
    <style:style style:name="TableColumn5" style:family="table-column">
      <style:table-column-properties style:column-width="1.5895in" style:use-optimal-column-width="false"/>
    </style:style>
    <style:style style:name="Table2" style:family="table">
      <style:table-properties style:width="7.0041in" fo:margin-left="-0.5909in" table:align="left"/>
    </style:style>
    <style:style style:name="TableRow6" style:family="table-row">
      <style:table-row-properties style:min-row-height="0.6826in" style:use-optimal-row-height="false" fo:keep-together="always"/>
    </style:style>
    <style:style style:name="TableCell7" style:family="table-cell">
      <style:table-cell-properties fo:border="none" style:writing-mode="lr-tb" fo:padding-top="0in" fo:padding-left="0.0069in" fo:padding-bottom="0in" fo:padding-right="0.0069in"/>
    </style:style>
    <style:style style:name="TableCell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9" style:parent-style-name="Encabezado" style:family="paragraph">
      <style:paragraph-properties style:snap-to-layout-grid="false" fo:text-align="center"/>
      <style:text-properties fo:font-weight="bold" style:font-weight-asian="bold" style:font-weight-complex="bold" fo:font-size="14pt" style:font-size-asian="14pt" style:font-size-complex="14pt"/>
    </style:style>
    <style:style style:name="P10" style:parent-style-name="Encabezado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P11" style:parent-style-name="Encabezado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P12" style:parent-style-name="Encabezado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Cell13" style:family="table-cell">
      <style:table-cell-properties fo:border="none" style:writing-mode="lr-tb" fo:padding-top="0in" fo:padding-left="0.0069in" fo:padding-bottom="0in" fo:padding-right="0.0069in"/>
    </style:style>
    <style:style style:name="P14" style:parent-style-name="Encabezado" style:family="paragraph">
      <style:text-properties fo:font-size="8pt" style:font-size-asian="8p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Normal"/>
            </table:table-cell>
            <table:table-cell table:style-name="TableCell8">
              <text:p text:style-name="P9">EXERCICIS<text:s/>XQuery</text:p>
              <text:p text:style-name="P10">UF2 NF1,2</text:p>
              <text:p text:style-name="P11"/>
              <text:p text:style-name="P12"/>
            </table:table-cell>
            <table:table-cell table:style-name="TableCell13">
              <text:p text:style-name="Normal"/>
            </table:table-cell>
          </table:table-row>
        </table:table>
        <text:p text:style-name="P14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ACTICA 2: ESTUDI DE CABLES</dc:title>
    <meta:initial-creator> ies la merce</meta:initial-creator>
    <dc:creator>Anna</dc:creator>
    <meta:creation-date>2008-09-29T14:28:00Z</meta:creation-date>
    <dc:date>2021-04-13T19:59:00Z</dc:date>
    <meta:print-date>2015-04-21T15:51:00Z</meta:print-date>
    <meta:template xlink:href="Normal.dotm" xlink:type="simple"/>
    <meta:editing-cycles>150</meta:editing-cycles>
    <meta:editing-duration>PT105180S</meta:editing-duration>
    <meta:user-defined meta:name="Info 1"/>
    <meta:user-defined meta:name="Info 2"/>
    <meta:user-defined meta:name="Info 3"/>
    <meta:user-defined meta:name="Info 4"/>
    <meta:document-statistic meta:page-count="2" meta:paragraph-count="3" meta:word-count="253" meta:character-count="1644" meta:row-count="11" meta:non-whitespace-character-count="1394"/>
  </office:meta>
</office:document-meta>
</file>